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иказ № 139 от 10 марта 2011 года </text:p>
      <text:p text:style-name="Standard">Директор В.В.Ужаков </text:p>
      <text:p text:style-name="Standard">редакция 04</text:p>
      <text:p text:style-name="Standard">стол РП папка "СПОС / СОК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3902in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5$Linux_X86_64 LibreOffice_project/350m1$Build-2</meta:generator>
    <dc:date>2012-08-03T00:14:07</dc:date>
    <meta:document-statistic meta:table-count="0" meta:image-count="0" meta:object-count="0" meta:page-count="1" meta:paragraph-count="4" meta:word-count="18" meta:character-count="92" meta:non-whitespace-character-count="76"/>
    <meta:user-defined meta:name="Info 1"/>
    <meta:user-defined meta:name="Info 2"/>
    <meta:user-defined meta:name="Info 3"/>
    <meta:user-defined meta:name="Info 4"/>
  </office:meta>
</office:document-meta>
</file>